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, Consolas, monospace"/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6153in" table:align="left"/>
    </style:style>
    <style:style style:name="Table1.A" style:family="table-column">
      <style:table-column-properties style:column-width="3.6153in"/>
    </style:style>
    <style:style style:name="Table1.A1" style:family="table-cell">
      <style:table-cell-properties style:vertical-align="middle" fo:padding-left="0in" fo:padding-right="0.0194in" fo:padding-top="0in" fo:padding-bottom="0.0194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9b5c0" officeooo:paragraph-rsid="0009b5c0"/>
    </style:style>
    <style:style style:name="P2" style:family="paragraph" style:parent-style-name="Standard">
      <style:text-properties officeooo:rsid="000b01fd" officeooo:paragraph-rsid="000b01fd"/>
    </style:style>
    <style:style style:name="P3" style:family="paragraph" style:parent-style-name="Standard">
      <style:text-properties officeooo:paragraph-rsid="000b01fd"/>
    </style:style>
    <style:style style:name="P4" style:family="paragraph" style:parent-style-name="Standard">
      <style:text-properties officeooo:rsid="000b4c04" officeooo:paragraph-rsid="000b4c04"/>
    </style:style>
    <style:style style:name="P5" style:family="paragraph" style:parent-style-name="Standard">
      <style:text-properties fo:font-style="italic" officeooo:rsid="0009b5c0" officeooo:paragraph-rsid="0009b5c0" style:font-style-asian="italic" style:font-style-complex="italic"/>
    </style:style>
    <style:style style:name="P6" style:family="paragraph" style:parent-style-name="Standard">
      <style:text-properties fo:font-style="italic" officeooo:rsid="004a7e41" officeooo:paragraph-rsid="004a7e41" style:font-style-asian="italic" style:font-style-complex="italic"/>
    </style:style>
    <style:style style:name="P7" style:family="paragraph" style:parent-style-name="Standard">
      <style:text-properties fo:font-style="italic" officeooo:paragraph-rsid="0009b5c0"/>
    </style:style>
    <style:style style:name="P8" style:family="paragraph" style:parent-style-name="Standard">
      <style:text-properties officeooo:rsid="000f96b9" officeooo:paragraph-rsid="000f96b9"/>
    </style:style>
    <style:style style:name="P9" style:family="paragraph" style:parent-style-name="Standard">
      <style:text-properties officeooo:rsid="000fdd7b" officeooo:paragraph-rsid="000fdd7b"/>
    </style:style>
    <style:style style:name="P10" style:family="paragraph" style:parent-style-name="Standard">
      <style:text-properties officeooo:rsid="000fdd7b" officeooo:paragraph-rsid="0022b850"/>
    </style:style>
    <style:style style:name="P11" style:family="paragraph" style:parent-style-name="Standard">
      <style:text-properties officeooo:paragraph-rsid="000f96b9"/>
    </style:style>
    <style:style style:name="P12" style:family="paragraph" style:parent-style-name="Standard">
      <style:text-properties fo:font-style="normal" officeooo:rsid="000f4ef4" officeooo:paragraph-rsid="000b4c04" style:font-style-asian="normal" style:font-style-complex="normal"/>
    </style:style>
    <style:style style:name="P13" style:family="paragraph" style:parent-style-name="Standard">
      <style:text-properties fo:font-style="normal" officeooo:rsid="000f96b9" officeooo:paragraph-rsid="000f96b9" style:font-style-asian="normal" style:font-style-complex="normal"/>
    </style:style>
    <style:style style:name="P14" style:family="paragraph" style:parent-style-name="Standard">
      <style:text-properties fo:font-style="normal" officeooo:rsid="000fdd7b" officeooo:paragraph-rsid="000fdd7b" style:font-style-asian="normal" style:font-style-complex="normal"/>
    </style:style>
    <style:style style:name="P15" style:family="paragraph" style:parent-style-name="Standard">
      <style:text-properties fo:font-style="normal" officeooo:rsid="004a7e41" officeooo:paragraph-rsid="004a7e41" style:font-style-asian="normal" style:font-style-complex="normal"/>
    </style:style>
    <style:style style:name="P16" style:family="paragraph" style:parent-style-name="Standard">
      <style:text-properties fo:font-style="normal" officeooo:rsid="000b4c04" officeooo:paragraph-rsid="000b4c04" style:font-style-asian="normal" style:font-style-complex="normal"/>
    </style:style>
    <style:style style:name="P17" style:family="paragraph" style:parent-style-name="Standard">
      <style:text-properties officeooo:rsid="0018b526" officeooo:paragraph-rsid="0018b526"/>
    </style:style>
    <style:style style:name="P18" style:family="paragraph" style:parent-style-name="Standard">
      <style:text-properties fo:color="#ce181e" style:text-position="0% 100%" fo:font-size="12pt" officeooo:rsid="0009b5c0" officeooo:paragraph-rsid="0009b5c0" style:font-size-asian="12pt" style:font-size-complex="12pt"/>
    </style:style>
    <style:style style:name="P19" style:family="paragraph" style:parent-style-name="Standard">
      <style:text-properties fo:color="#ce181e" officeooo:rsid="000b01fd" officeooo:paragraph-rsid="000b01fd"/>
    </style:style>
    <style:style style:name="P20" style:family="paragraph" style:parent-style-name="Standard">
      <style:text-properties fo:color="#ce181e" officeooo:rsid="000b4c04" officeooo:paragraph-rsid="000b4c04"/>
    </style:style>
    <style:style style:name="P21" style:family="paragraph" style:parent-style-name="Standard">
      <style:text-properties fo:color="#ce181e" officeooo:rsid="000ecc4f" officeooo:paragraph-rsid="000b4c04"/>
    </style:style>
    <style:style style:name="P22" style:family="paragraph" style:parent-style-name="Standard">
      <style:text-properties fo:color="#ce181e" officeooo:rsid="000f96b9" officeooo:paragraph-rsid="000f96b9"/>
    </style:style>
    <style:style style:name="P23" style:family="paragraph" style:parent-style-name="Standard">
      <style:text-properties fo:color="#ce181e" officeooo:rsid="000f4ef4" officeooo:paragraph-rsid="000f4ef4"/>
    </style:style>
    <style:style style:name="P24" style:family="paragraph" style:parent-style-name="Standard">
      <style:text-properties fo:color="#ce181e" officeooo:rsid="000fdd7b" officeooo:paragraph-rsid="000fdd7b"/>
    </style:style>
    <style:style style:name="P25" style:family="paragraph" style:parent-style-name="Standard">
      <style:text-properties fo:color="#ce181e" fo:font-style="normal" officeooo:rsid="000f96b9" officeooo:paragraph-rsid="000f96b9" style:font-style-asian="normal" style:font-style-complex="normal"/>
    </style:style>
    <style:style style:name="P26" style:family="paragraph" style:parent-style-name="Standard">
      <style:text-properties fo:color="#ce181e" fo:font-style="normal" officeooo:rsid="000f4ef4" officeooo:paragraph-rsid="000f4ef4" style:font-style-asian="normal" style:font-style-complex="normal"/>
    </style:style>
    <style:style style:name="P27" style:family="paragraph" style:parent-style-name="Standard">
      <style:text-properties fo:color="#00a65d" officeooo:rsid="0009b5c0" officeooo:paragraph-rsid="0009b5c0"/>
    </style:style>
    <style:style style:name="P28" style:family="paragraph" style:parent-style-name="Standard">
      <style:text-properties fo:color="#00a65d" fo:font-style="italic" officeooo:rsid="0009b5c0" officeooo:paragraph-rsid="0009b5c0" style:font-style-asian="italic" style:font-style-complex="italic"/>
    </style:style>
    <style:style style:name="P29" style:family="paragraph" style:parent-style-name="Standard">
      <style:text-properties fo:color="#00a65d" fo:font-style="italic" officeooo:rsid="000f96b9" officeooo:paragraph-rsid="000f96b9" style:font-style-asian="italic" style:font-style-complex="italic"/>
    </style:style>
    <style:style style:name="P30" style:family="paragraph" style:parent-style-name="Standard">
      <style:text-properties fo:color="#00a65d" fo:font-style="italic" officeooo:rsid="000b4c04" officeooo:paragraph-rsid="000b4c04" style:font-style-asian="italic" style:font-style-complex="italic"/>
    </style:style>
    <style:style style:name="P31" style:family="paragraph" style:parent-style-name="Standard">
      <style:text-properties fo:color="#00a65d" officeooo:rsid="000fdd7b" officeooo:paragraph-rsid="000fdd7b"/>
    </style:style>
    <style:style style:name="P32" style:family="paragraph" style:parent-style-name="Standard">
      <style:text-properties fo:color="#00a65d" fo:font-style="normal" officeooo:rsid="000f4ef4" officeooo:paragraph-rsid="000b4c04" style:font-style-asian="normal" style:font-style-complex="normal"/>
    </style:style>
    <style:style style:name="P33" style:family="paragraph" style:parent-style-name="Standard">
      <style:text-properties fo:color="#00a65d" fo:font-style="normal" officeooo:rsid="000f96b9" officeooo:paragraph-rsid="000f96b9" style:font-style-asian="normal" style:font-style-complex="normal"/>
    </style:style>
    <style:style style:name="P34" style:family="paragraph" style:parent-style-name="Standard">
      <style:text-properties fo:color="#00a65d" style:text-outline="false" style:text-line-through-style="none" style:text-line-through-type="none" style:font-name="Arial" fo:font-size="9pt" fo:font-style="normal" fo:text-shadow="none" style:text-underline-style="none" fo:font-weight="normal" officeooo:rsid="000f96b9" officeooo:paragraph-rsid="000f96b9" style:font-size-asian="9pt" style:font-style-asian="normal" style:font-weight-asian="normal" style:font-style-complex="normal" style:text-emphasize="none"/>
    </style:style>
    <style:style style:name="P35" style:family="paragraph" style:parent-style-name="Standard">
      <style:text-properties fo:color="#ef413d" fo:font-size="15pt" style:font-size-asian="15pt" style:font-size-complex="15pt"/>
    </style:style>
    <style:style style:name="P36" style:family="paragraph" style:parent-style-name="Standard">
      <style:paragraph-properties fo:text-align="start" style:justify-single-word="false"/>
    </style:style>
    <style:style style:name="P37" style:family="paragraph" style:parent-style-name="Standard">
      <style:text-properties fo:font-variant="normal" fo:text-transform="none" fo:color="#333333" style:font-name="Courier" fo:font-size="10.5pt" fo:letter-spacing="normal" fo:font-style="normal" fo:font-weight="normal" officeooo:paragraph-rsid="000f96b9"/>
    </style:style>
    <style:style style:name="P38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0f4ef4" officeooo:paragraph-rsid="00466a0b" style:font-style-asian="normal" style:font-style-complex="normal" loext:padding="0in" loext:border="none"/>
    </style:style>
    <style:style style:name="P39" style:family="paragraph" style:parent-style-name="Standard">
      <style:text-properties fo:font-variant="normal" fo:text-transform="none" fo:color="#006fe0" style:font-name="Monaco" fo:font-size="10.5pt" fo:letter-spacing="normal" fo:font-style="normal" fo:font-weight="normal" officeooo:paragraph-rsid="0022b850" loext:padding="0in" loext:border="none"/>
    </style:style>
    <style:style style:name="P40" style:family="paragraph" style:parent-style-name="Text_20_body">
      <style:text-properties fo:font-style="normal" officeooo:rsid="000f4ef4" officeooo:paragraph-rsid="00466a0b" style:font-style-asian="normal" style:font-style-complex="normal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Courier"/>
    </style:style>
    <style:style style:name="P4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Monaco" fo:font-size="10.5pt" fo:letter-spacing="normal" fo:font-style="normal" fo:font-weight="normal" loext:padding="0in" loext:border="none"/>
    </style:style>
    <style:style style:name="P4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6fe0" style:font-name="Monaco" fo:font-size="10.5pt" fo:letter-spacing="normal" fo:font-style="normal" fo:font-weight="normal" loext:padding="0in" loext:border="none"/>
    </style:style>
    <style:style style:name="P44" style:family="paragraph" style:parent-style-name="Preformatted_20_Text">
      <style:paragraph-properties fo:margin-top="0in" fo:margin-bottom="0in" loext:contextual-spacing="false" fo:padding="0in" fo:border="none"/>
      <style:text-properties style:font-name="Courier"/>
    </style:style>
    <style:style style:name="P45" style:family="paragraph" style:parent-style-name="Preformatted_20_Text">
      <style:paragraph-properties fo:margin-top="0in" fo:margin-bottom="0in" loext:contextual-spacing="false" fo:padding="0in" fo:border="none"/>
      <style:text-properties style:font-name="Courier" officeooo:paragraph-rsid="004a7e41"/>
    </style:style>
    <style:style style:name="P46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333333" style:font-name="Courier" fo:font-size="10.5pt" fo:letter-spacing="normal" fo:font-style="normal" fo:font-weight="normal"/>
    </style:style>
    <style:style style:name="P47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505050" style:font-name="Courier" fo:font-size="10.5pt" fo:letter-spacing="normal" fo:font-style="normal" fo:font-weight="normal"/>
    </style:style>
    <style:style style:name="P48" style:family="paragraph" style:parent-style-name="Standard">
      <style:text-properties officeooo:paragraph-rsid="000b01fd"/>
    </style:style>
    <style:style style:name="P49" style:family="paragraph" style:parent-style-name="Standard">
      <style:text-properties fo:color="#ce181e" officeooo:rsid="000b01fd" officeooo:paragraph-rsid="005d8bc7"/>
    </style:style>
    <style:style style:name="P50" style:family="paragraph" style:parent-style-name="Standard">
      <style:text-properties fo:color="#ce181e" officeooo:rsid="000b4c04" officeooo:paragraph-rsid="005f2502"/>
    </style:style>
    <style:style style:name="P51" style:family="paragraph" style:parent-style-name="Standard">
      <style:text-properties officeooo:rsid="000b4c04" officeooo:paragraph-rsid="000b4c04"/>
    </style:style>
    <style:style style:name="P52" style:family="paragraph" style:parent-style-name="Standard">
      <style:text-properties officeooo:rsid="000b4c04" officeooo:paragraph-rsid="005f2502"/>
    </style:style>
    <style:style style:name="T1" style:family="text">
      <style:text-properties officeooo:rsid="000b01fd"/>
    </style:style>
    <style:style style:name="T2" style:family="text">
      <style:text-properties officeooo:rsid="000c7bc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4ef4" style:font-style-asian="normal" style:font-style-complex="normal"/>
    </style:style>
    <style:style style:name="T5" style:family="text">
      <style:text-properties fo:font-style="normal" officeooo:rsid="000f96b9" style:font-style-asian="normal" style:font-style-complex="normal"/>
    </style:style>
    <style:style style:name="T6" style:family="text">
      <style:text-properties fo:font-style="normal" officeooo:rsid="000fdd7b" style:font-style-asian="normal" style:font-style-complex="normal"/>
    </style:style>
    <style:style style:name="T7" style:family="text">
      <style:text-properties fo:font-style="normal" officeooo:rsid="004a7e41" style:font-style-asian="normal" style:font-style-complex="normal"/>
    </style:style>
    <style:style style:name="T8" style:family="text">
      <style:text-properties officeooo:rsid="000dd28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ecc4f"/>
    </style:style>
    <style:style style:name="T11" style:family="text">
      <style:text-properties officeooo:rsid="0009b5c0" style:font-style-asian="italic" style:font-style-complex="italic"/>
    </style:style>
    <style:style style:name="T12" style:family="text">
      <style:text-properties officeooo:rsid="000ecc4f" style:font-style-asian="italic" style:font-style-complex="italic"/>
    </style:style>
    <style:style style:name="T13" style:family="text">
      <style:text-properties officeooo:rsid="000f4ef4"/>
    </style:style>
    <style:style style:name="T14" style:family="text">
      <style:text-properties officeooo:rsid="000f96b9"/>
    </style:style>
    <style:style style:name="T15" style:family="text">
      <style:text-properties officeooo:rsid="004a7e41"/>
    </style:style>
    <style:style style:name="T16" style:family="text">
      <style:text-properties fo:color="#333333" style:font-name="inherit"/>
    </style:style>
    <style:style style:name="T17" style:family="text">
      <style:text-properties fo:color="#00a65d"/>
    </style:style>
    <style:style style:name="T18" style:family="text">
      <style:text-properties fo:color="#00a65d" officeooo:rsid="000b01fd"/>
    </style:style>
    <style:style style:name="T19" style:family="text">
      <style:text-properties fo:color="#00a65d" fo:font-style="italic" style:font-style-asian="italic" style:font-style-complex="italic"/>
    </style:style>
    <style:style style:name="T20" style:family="text">
      <style:text-properties fo:color="#00a65d" fo:font-style="italic" officeooo:rsid="000f4ef4" style:font-style-asian="italic" style:font-style-complex="italic"/>
    </style:style>
    <style:style style:name="T21" style:family="text">
      <style:text-properties fo:color="#00a65d" fo:font-style="italic" officeooo:rsid="0015f622" style:font-style-asian="italic" style:font-style-complex="italic"/>
    </style:style>
    <style:style style:name="T22" style:family="text">
      <style:text-properties fo:color="#00a65d" fo:font-style="italic" officeooo:rsid="000f96b9" style:font-style-asian="italic" style:font-style-complex="italic"/>
    </style:style>
    <style:style style:name="T23" style:family="text">
      <style:text-properties fo:color="#00a65d" fo:font-style="normal" style:font-style-asian="normal" style:font-style-complex="normal"/>
    </style:style>
    <style:style style:name="T24" style:family="text">
      <style:text-properties fo:color="#00a65d" fo:font-style="normal" officeooo:rsid="000f4ef4" style:font-style-asian="normal" style:font-style-complex="normal"/>
    </style:style>
    <style:style style:name="T25" style:family="text">
      <style:text-properties fo:color="#00a65d" officeooo:rsid="000f96b9"/>
    </style:style>
    <style:style style:name="T26" style:family="text">
      <style:text-properties fo:color="#00a65d" style:text-outline="false" style:text-line-through-style="none" style:text-line-through-type="none" style:font-name="Arial" fo:font-size="9pt" fo:font-style="italic" fo:text-shadow="none" style:text-underline-style="none" fo:font-weight="normal" officeooo:rsid="000f96b9" style:font-size-asian="9pt" style:font-style-asian="italic" style:font-weight-asian="normal" style:font-style-complex="italic" style:text-emphasize="none"/>
    </style:style>
    <style:style style:name="T27" style:family="text">
      <style:text-properties fo:color="#00a65d" style:text-outline="false" style:text-line-through-style="none" style:text-line-through-type="none" style:font-name="Arial" fo:font-size="9pt" fo:font-style="normal" fo:text-shadow="none" style:text-underline-style="none" fo:font-weight="normal" officeooo:rsid="000f96b9" style:font-size-asian="9pt" style:font-style-asian="normal" style:font-weight-asian="normal" style:font-style-complex="normal" style:text-emphasize="none"/>
    </style:style>
    <style:style style:name="T28" style:family="text">
      <style:text-properties fo:color="#ef413d" fo:font-size="15pt" fo:font-weight="bold" officeooo:rsid="0009b5c0" style:font-size-asian="15pt" style:font-weight-asian="bold" style:font-size-complex="15pt" style:font-weight-complex="bold"/>
    </style:style>
    <style:style style:name="T29" style:family="text">
      <style:text-properties fo:color="#ef413d" fo:font-size="15pt" fo:font-weight="bold" officeooo:rsid="005be8a3" style:font-size-asian="15pt" style:font-weight-asian="bold" style:font-size-complex="15pt" style:font-weight-complex="bold"/>
    </style:style>
    <style:style style:name="T30" style:family="text">
      <style:text-properties fo:color="#cb4b16"/>
    </style:style>
    <style:style style:name="T31" style:family="text">
      <style:text-properties fo:color="#116bab"/>
    </style:style>
    <style:style style:name="T32" style:family="text">
      <style:text-properties fo:color="#859900"/>
    </style:style>
    <style:style style:name="T33" style:family="text">
      <style:text-properties fo:color="#859900" officeooo:rsid="004c7902"/>
    </style:style>
    <style:style style:name="T34" style:family="text">
      <style:text-properties fo:color="#859900" officeooo:rsid="0063943d"/>
    </style:style>
    <style:style style:name="T35" style:family="text">
      <style:text-properties fo:color="#004ed0" style:font-name="inherit"/>
    </style:style>
    <style:style style:name="T36" style:family="text">
      <style:text-properties fo:color="#002d7a" style:font-name="inherit"/>
    </style:style>
    <style:style style:name="T37" style:family="text">
      <style:text-properties fo:color="#006fe0"/>
    </style:style>
    <style:style style:name="T38" style:family="text">
      <style:text-properties fo:color="#006fe0" style:font-name="inherit"/>
    </style:style>
    <style:style style:name="T39" style:family="text">
      <style:text-properties fo:color="#ff8000" style:font-name="inherit"/>
    </style:style>
    <style:style style:name="T40" style:family="text">
      <style:text-properties fo:color="#ff8000" style:font-name="inherit" officeooo:rsid="00561184"/>
    </style:style>
    <style:style style:name="T41" style:family="text">
      <style:text-properties style:font-name="inherit"/>
    </style:style>
    <style:style style:name="T42" style:family="text">
      <style:text-properties fo:color="#ce0000" style:font-name="inherit"/>
    </style:style>
    <style:style style:name="T43" style:family="text">
      <style:text-properties fo:color="#800080" style:font-name="inherit"/>
    </style:style>
    <style:style style:name="T44" style:family="text">
      <style:text-properties officeooo:rsid="00581306"/>
    </style:style>
    <style:style style:name="T45" style:family="text">
      <style:text-properties officeooo:rsid="005b51ec"/>
    </style:style>
    <style:style style:name="T46" style:family="text">
      <style:text-properties officeooo:rsid="005be8a3"/>
    </style:style>
    <style:style style:name="T47" style:family="text">
      <style:text-properties officeooo:rsid="005d8bc7"/>
    </style:style>
    <style:style style:name="T48" style:family="text">
      <style:text-properties fo:color="#000000"/>
    </style:style>
    <style:style style:name="T49" style:family="text">
      <style:text-properties fo:color="#000000" officeooo:rsid="005d8bc7"/>
    </style:style>
    <style:style style:name="T50" style:family="text">
      <style:text-properties officeooo:rsid="005e3c48"/>
    </style:style>
    <style:style style:name="T51" style:family="text">
      <style:text-properties officeooo:rsid="005f2502"/>
    </style:style>
    <style:style style:name="T52" style:family="text">
      <style:text-properties fo:color="#2a6099"/>
    </style:style>
    <style:style style:name="T53" style:family="text">
      <style:text-properties officeooo:rsid="0063943d"/>
    </style:style>
    <style:style style:name="Sect1" style:family="section">
      <style:section-properties fo:background-color="#fdfdfd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#f7f7f7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 text:c="30"/><text:span text:style-name="T28">Các bước tiến hành dựng môi trường magento 2.3.</text:span><text:span text:style-name="T29">6</text:span></text:p>
      <text:p text:style-name="P35"/>
      <text:p text:style-name="P18"/>
      <text:p text:style-name="P18"/>
      <text:p text:style-name="P18"/>
      <text:p text:style-name="P18">1: install php 7.<text:span text:style-name="T46">3</text:span></text:p>
      <text:p text:style-name="P18"/>
      <text:p text:style-name="P1"><text:s text:c="4"/>sudo apt install php7.<text:span text:style-name="T45">3</text:span>-fpm php7.<text:span text:style-name="T45">3</text:span>-cli</text:p>
      <text:p text:style-name="P1"/>
      <text:p text:style-name="P1"><text:s/><text:span text:style-name="T17">/* cài các extension </text:span><text:span text:style-name="T18">php cần thiết cho</text:span><text:span text:style-name="T17"> magento */</text:span></text:p>
      <text:p text:style-name="P27"/>
      <text:p text:style-name="P1"><text:s text:c="4"/>sudo apt install php7.<text:span text:style-name="T45">3</text:span>-common php7.<text:span text:style-name="T45">3</text:span>-opcache php7.<text:span text:style-name="T45">3</text:span>-xml php7.<text:span text:style-name="T45">3</text:span>-gd <text:s/>php7.<text:span text:style-name="T45">3</text:span>-mysql php7.<text:span text:style-name="T45">3</text:span>- <text:s text:c="6"/>intl php7.<text:span text:style-name="T45">3</text:span>-mbstring php7.<text:span text:style-name="T45">3</text:span>-bcmath php7.<text:span text:style-name="T45">3</text:span>-json php7.<text:span text:style-name="T45">3</text:span>-iconv php7.<text:span text:style-name="T45">3</text:span>-soap php7.<text:span text:style-name="T45">3</text:span>-zip php7.<text:span text:style-name="T45">3</text:span>-curl</text:p>
      <text:p text:style-name="P1"/>
      <text:p text:style-name="P27">/* <text:span text:style-name="T1">kiểm tra đã cài được php lên chưa */</text:span></text:p>
      <text:p text:style-name="P27"/>
      <text:p text:style-name="P1"><text:s text:c="4"/><text:span text:style-name="T1">php -v</text:span></text:p>
      <text:p text:style-name="P1"/>
      <text:p text:style-name="P28">/* <text:span text:style-name="T2">chỉnh sửa tệp php.ini với các giá trị để tăng bộ nhớ và thời gian xử lí cho magento bằng câu lệnh */</text:span></text:p>
      <text:p text:style-name="P28"/>
      <text:p text:style-name="P5"><text:s text:c="3"/>nano /etc/php/7.<text:span text:style-name="T45">3</text:span>/fpm/php.ini</text:p>
      <text:p text:style-name="P5"/>
      <text:p text:style-name="P28">/* <text:span text:style-name="T8">sau đó thêm 3 giá trị này vào &lt;tìm và thay thế &gt; */</text:span></text:p>
      <text:p text:style-name="P28"/>
      <text:p text:style-name="P5"><text:s text:c="4"/><text:span text:style-name="T10">memory_limit = 2G</text:span></text:p>
      <text:p text:style-name="P5"><text:s text:c="4"/><text:span text:style-name="T10">max_execution_time = 1800</text:span></text:p>
      <text:p text:style-name="P7"><text:span text:style-name="T11"><text:s text:c="4"/></text:span><text:span text:style-name="T12">zlib.output_compression = On</text:span></text:p>
      <text:p text:style-name="P1"/>
      <text:p text:style-name="P19">2: install nginx </text:p>
      <text:p text:style-name="P19"/>
      <text:p text:style-name="P2"><text:s text:c="4"/>sudo apt-get -y install nginx</text:p>
      <text:p text:style-name="P3"><text:s text:c="4"/><text:span text:style-name="T10">sudo nginx -v</text:span></text:p>
      <text:p text:style-name="P3"/>
      <text:p text:style-name="P49">*: install <text:span text:style-name="T47">composer:</text:span></text:p>
      <text:p text:style-name="P49"><text:tab/></text:p>
      <text:p text:style-name="P49"><text:tab/><text:span text:style-name="T49">c</text:span><text:span text:style-name="T48">url -sS https://getcomposer.org/installer | sudo php -- --install-dir=/usr/local/bin --<text:tab/><text:tab/><text:tab/>filename=composer --version= &lt;version&gt; </text:span></text:p>
      <text:p text:style-name="P3"/>
      <text:p text:style-name="P20">3: install mysql <text:span text:style-name="T50">5.7</text:span></text:p>
      <text:p text:style-name="P20"/>
      <text:p text:style-name="P4"><text:s text:c="5"/><text:a xlink:type="simple" xlink:href="https://www.vultr.com/docs/how-to-install-mysql-5-7-on-ubuntu-20-04/" text:style-name="Internet_20_link" text:visited-style-name="Visited_20_Internet_20_Link"><text:span text:style-name="T52">https://www.vultr.com/docs/how-to-install-mysql-5-7-on-ubuntu-20-04/</text:span></text:a></text:p>
      <text:p text:style-name="P4"/>
      <text:p text:style-name="P50">*: install <text:span text:style-name="T51">phpmyadmin</text:span></text:p>
      <text:p text:style-name="P50"/>
      <text:p text:style-name="P50"><text:tab/><text:a xlink:type="simple" xlink:href="https://bishrulhaq.com/tutorials/installing-nginx-and-phpmyadmin-on-ubuntu-18-04/" text:style-name="Internet_20_link" text:visited-style-name="Visited_20_Internet_20_Link"><text:span text:style-name="T52">https://bishrulhaq.com/tutorials/installing-nginx-and-phpmyadmin-on-ubuntu-18-04/</text:span></text:a></text:p>
      <text:p text:style-name="P52"/>
      <text:p text:style-name="P21">4: Tạo DB </text:p>
      <text:p text:style-name="P21"/>
      <text:p text:style-name="P4"><text:s text:c="5"/><text:span text:style-name="T10">mysql -u &lt;lấy user o bước 3&gt; -p</text:span></text:p>
      <text:p text:style-name="P4"/>
      <text:p text:style-name="P4"><text:s text:c="3"/><text:span text:style-name="T17"><text:s/>/</text:span><text:span text:style-name="T19">* </text:span><text:span text:style-name="T20">sau đó sẽ xuất hiện hỏi điền password, thì nhập password của bước 3 *</text:span><text:span text:style-name="T24">/</text:span></text:p>
      <text:p text:style-name="P32"><text:soft-page-break/></text:p>
      <text:p text:style-name="P12"><text:s text:c="5"/>&lt;password&gt;</text:p>
      <text:p text:style-name="P12"/>
      <text:p text:style-name="P4"><text:span text:style-name="T4"><text:s text:c="3"/></text:span><text:span text:style-name="T24">/</text:span><text:span text:style-name="T20">* sau đó tạo DB *</text:span><text:span text:style-name="T24">/ </text:span></text:p>
      <text:p text:style-name="P32"/>
      <text:p text:style-name="P12"><text:s text:c="6"/>mysql &gt; create database magento;</text:p>
      <text:p text:style-name="P12"/>
      <text:p text:style-name="P22"><text:span text:style-name="T4">5 : </text:span><text:span text:style-name="T3">Tải magento</text:span><text:span text:style-name="T7">2.3.6</text:span><text:span text:style-name="T3"> </text:span></text:p>
      <text:p text:style-name="P25"/>
      <text:p text:style-name="P8"><text:span text:style-name="T3"><text:s text:c="6"/></text:span><text:a xlink:type="simple" xlink:href="https://magento.com/tech-resources/download" text:style-name="Internet_20_link" text:visited-style-name="Visited_20_Internet_20_Link"><text:span text:style-name="T3">https://magento.com/tech-resources/download</text:span></text:a></text:p>
      <text:p text:style-name="P13"><text:s text:c="7"/></text:p>
      <text:p text:style-name="P8"><text:span text:style-name="T3"><text:s text:c="2"/></text:span><text:span text:style-name="T23"><text:s text:c="2"/>/</text:span><text:span text:style-name="T19">* sau đó vào thư mục *</text:span><text:span text:style-name="T23">/</text:span></text:p>
      <text:p text:style-name="P33"/>
      <text:p text:style-name="P13"><text:s text:c="6"/>cd /var/www/html/</text:p>
      <text:p text:style-name="P13"/>
      <text:p text:style-name="P8"><text:span text:style-name="T3"><text:s text:c="2"/></text:span><text:span text:style-name="T23"><text:s text:c="3"/>/</text:span><text:span text:style-name="T19">* cần lấy đường dẫn tuyệt đối tới file download <text:s/></text:span><text:span text:style-name="T21">&lt;pwd&gt;</text:span><text:span text:style-name="T19">*</text:span><text:span text:style-name="T23">/</text:span></text:p>
      <text:p text:style-name="P33"/>
      <text:p text:style-name="P13"><text:s text:c="6"/>cp [path/.../magento.ce.2.3.<text:span text:style-name="T15">6</text:span>.zip] magento.zip</text:p>
      <text:p text:style-name="P13"><text:s text:c="6"/>unzip magento.zip -d magento</text:p>
      <text:p text:style-name="P13"/>
      <text:p text:style-name="P29"><text:s text:c="3"/>*/ <text:span text:style-name="T15">Cấp quyền */</text:span></text:p>
      <text:p text:style-name="P13"/>
      <text:p text:style-name="P15">c<text:span text:style-name="T9">d magento</text:span></text:p>
      <text:p text:style-name="P6"/>
      <text:p text:style-name="P37"><text:span text:style-name="T44">sudo</text:span> find var generated vendor pub/static pub/media app/etc -type f -exec chmod g+w {} +</text:p>
      <text:p text:style-name="P37"/>
      <text:p text:style-name="P46"><text:span text:style-name="T44">sudo</text:span> find var generated vendor pub/static pub/media app/etc -type d -exec chmod g+ws {} +</text:p>
      <text:p text:style-name="P46"/>
      <text:p text:style-name="P46"><text:span text:style-name="T44">sudo</text:span> chown -R :www-data . </text:p>
      <text:p text:style-name="P47"/>
      <text:p text:style-name="P46"><text:span text:style-name="T44">sudo</text:span> chmod u+x bin/magento</text:p>
      <text:p text:style-name="P13"/>
      <text:p text:style-name="P12"/>
      <text:p text:style-name="P12"/>
      <text:p text:style-name="P23"><text:span text:style-name="T5">6</text:span><text:span text:style-name="T3">: Thêm cấu hình cổng và đường dẫn local trong file </text:span></text:p>
      <text:p text:style-name="P26"/>
      <text:p text:style-name="P4">sudo gedit /etc/nginx/sites-available/magento</text:p>
      <text:p text:style-name="P4"/>
      <text:p text:style-name="P30">/* <text:span text:style-name="T13">thêm đoạn text này vào để cấu hình *</text:span><text:span text:style-name="T4">/</text:span></text:p>
      <text:p text:style-name="P32"/>
      <text:p text:style-name="P4">upstream fastcgi_backend { </text:p>
      <text:p text:style-name="P4"><text:s text:c="3"/>server <text:s/>unix:/run/php/php7.2-fpm.sock; </text:p>
      <text:p text:style-name="P4">} </text:p>
      <text:p text:style-name="P4">server { </text:p>
      <text:p text:style-name="P4"><text:s text:c="2"/>listen 80; </text:p>
      <text:p text:style-name="P4"><text:s text:c="2"/>server_name magento.vnext; </text:p>
      <text:p text:style-name="P4"><text:s text:c="2"/>set $MAGE_ROOT /var/www/html/magento; </text:p>
      <text:p text:style-name="P4"><text:s text:c="2"/>include /var/www/html/magento/nginx.conf.sample; </text:p>
      <text:p text:style-name="P4">}</text:p>
      <text:p text:style-name="P4"/>
      <text:p text:style-name="P30">* <text:span text:style-name="T15">Tiếp theo chạy lệnh *</text:span></text:p>
      <text:p text:style-name="P16"><text:soft-page-break/></text:p>
      <text:p text:style-name="P17"><text:s text:c="2"/>ln -s /etc/nginx/sites-available/magento /etc/nginx/sites-enabled</text:p>
      <text:p text:style-name="P17"/>
      <text:p text:style-name="P22">7: Reset lại hệ thống</text:p>
      <text:p text:style-name="P8"/>
      <text:p text:style-name="P9"><text:s text:c="4"/>service nginx restart</text:p>
      <text:p text:style-name="P9"><text:s text:c="4"/>service php7.2-fpm restart</text:p>
      <text:p text:style-name="P9"><text:s text:c="4"/>service mysql restart</text:p>
      <text:p text:style-name="P9"/>
      <text:p text:style-name="P24">8: Setup magento</text:p>
      <text:p text:style-name="P24"/>
      <text:p text:style-name="P9"><text:s text:c="4"/>cd /var/www/html/magento</text:p>
      <text:p text:style-name="P9"/>
      <text:p text:style-name="P9"><text:s text:c="4"/><text:span text:style-name="T17"><text:s/>/</text:span><text:span text:style-name="T19">* sau đó chạy lệnh </text:span><text:span text:style-name="T17">*/ </text:span></text:p>
      <text:p text:style-name="P9"/>
      <text:p text:style-name="P8"><text:s text:c="4"/></text:p>
      <table:table table:name="Table1" table:style-name="Table1">
        <table:table-column table:style-name="Table1.A"/>
        <table:table-row table:style-name="TableLine94350959241984">
          <table:table-cell table:style-name="Table1.A1" office:value-type="string">
            <text:p text:style-name="P41">bin/magento setup:install <text:span text:style-name="T30">\</text:span></text:p>
            <text:p text:style-name="P45"><text:span text:style-name="T31">--base-url</text:span><text:span text:style-name="T32">=</text:span>http://<text:span text:style-name="T53">backend.</text:span><text:span text:style-name="T6">magento.vnext</text:span> <text:span text:style-name="T30">\</text:span></text:p>
            <text:p text:style-name="P44"><text:span text:style-name="T31">--db-host</text:span><text:span text:style-name="T32">=</text:span>localhost <text:span text:style-name="T30">\</text:span></text:p>
            <text:p text:style-name="P44"><text:span text:style-name="T31">--db-name</text:span><text:span text:style-name="T32">=</text:span><text:span text:style-name="T34">training</text:span> <text:span text:style-name="T30">\</text:span></text:p>
            <text:p text:style-name="P44"><text:span text:style-name="T31">--db-user</text:span><text:span text:style-name="T32">=</text:span><text:span text:style-name="T34">root</text:span> <text:span text:style-name="T30">\</text:span></text:p>
            <text:p text:style-name="P44"><text:span text:style-name="T31">--db-password</text:span><text:span text:style-name="T32">=</text:span><text:span text:style-name="T34">Mr@duonghd1</text:span> <text:span text:style-name="T30">\</text:span></text:p>
            <text:p text:style-name="P44"><text:span text:style-name="T31">--admin-firstname</text:span><text:span text:style-name="T32">=</text:span>admin <text:span text:style-name="T30">\</text:span></text:p>
            <text:p text:style-name="P44"><text:span text:style-name="T31">--admin-lastname</text:span><text:span text:style-name="T32">=</text:span>admin <text:span text:style-name="T30">\</text:span></text:p>
            <text:p text:style-name="P44"><text:span text:style-name="T31">--admin-email</text:span><text:span text:style-name="T32">=</text:span>admin@admin.com <text:span text:style-name="T30">\</text:span></text:p>
            <text:p text:style-name="P44"><text:span text:style-name="T31">--admin-user</text:span><text:span text:style-name="T32">=</text:span>admin <text:span text:style-name="T30">\</text:span></text:p>
            <text:p text:style-name="P44"><text:span text:style-name="T31">--admin-password</text:span><text:span text:style-name="T32">=</text:span>admin123 <text:span text:style-name="T30">\</text:span></text:p>
            <text:p text:style-name="P44"><text:span text:style-name="T31">--language</text:span><text:span text:style-name="T32">=</text:span>en_US <text:span text:style-name="T30">\</text:span></text:p>
            <text:p text:style-name="P44"><text:span text:style-name="T31">--currency</text:span><text:span text:style-name="T32">=</text:span>USD <text:span text:style-name="T30">\</text:span></text:p>
            <text:p text:style-name="P44"><text:span text:style-name="T31">--timezone</text:span><text:span text:style-name="T32">=</text:span>America/Chicago <text:span text:style-name="T30">\</text:span></text:p>
            <text:p text:style-name="P44"><text:span text:style-name="T31">--use-rewrites</text:span><text:span text:style-name="T32">=</text:span>1 </text:p>
          </table:table-cell>
        </table:table-row>
      </table:table>
      <text:p text:style-name="P8"/>
      <text:p text:style-name="P11"><text:span text:style-name="T14"><text:s text:c="2"/></text:span><text:span text:style-name="T25"><text:s/>/</text:span><text:span text:style-name="T22">* tiếp theo chạy tuần tự các command sau để tiến hành deploy magento </text:span><text:span text:style-name="T26">*</text:span><text:span text:style-name="T27">/</text:span></text:p>
      <text:p text:style-name="P34"/>
      <text:p text:style-name="P8"><text:s text:c="6"/>php -d memory_limit=3G ./bin/magento setup:upgrade</text:p>
      <text:p text:style-name="P8"><text:s text:c="6"/>php -d memory_limit=3G ./bin/magento setup:di:compile</text:p>
      <text:p text:style-name="P8"><text:s text:c="6"/>php -d memory_limit=3G ./bin/magento indexer:reset</text:p>
      <text:p text:style-name="P8"><text:s text:c="6"/>php -d memory_limit=3G ./bin/magento indexer:reindex</text:p>
      <text:p text:style-name="P8"><text:s text:c="6"/>php -d memory_limit=3G ./bin/magento cache:clean</text:p>
      <text:p text:style-name="P8"><text:s text:c="6"/>php -d memory_limit=3G ./bin/magento cache:flush</text:p>
      <text:p text:style-name="P8"><text:s text:c="6"/>php -d memory_limit=3G ./bin/magento setup:static-content:deploy --force ja_JP en_US </text:p>
      <text:p text:style-name="P8"/>
      <text:p text:style-name="P31">9: Cấu hình local giống đường dẫn ở bước 6 <text:s/>&lt;server_name magento.vnext&gt;</text:p>
      <text:p text:style-name="P31"/>
      <text:p text:style-name="P9"><text:s text:c="4"/>sudo nano /etc/hosts</text:p>
      <text:p text:style-name="P9"/>
      <text:p text:style-name="P31"><text:s/>/<text:span text:style-name="T9">* ví dụ đường dẫn như *</text:span><text:span text:style-name="T3">/ </text:span></text:p>
      <text:p text:style-name="P14"/>
      <text:p text:style-name="P14"><text:s text:c="3"/>127.0.0.1 <text:s text:c="3"/>magento.vnext</text:p>
      <text:p text:style-name="P14"/>
      <text:p text:style-name="P9"/>
      <text:p text:style-name="P10"/>
      <text:p text:style-name="P10"/>
      <text:p text:style-name="P39"/>
      <text:section text:style-name="Sect1" text:name="crayon-62ae897d92123122964166-7">
        <text:p text:style-name="P43"/>
        <text:p text:style-name="P43"><text:soft-page-break/>upstream fastcgi_backend {</text:p>
        <text:p text:style-name="P43"><text:s text:c="2"/>server <text:s text:c="2"/>unix:/run/php/php7.3-fpm.sock;</text:p>
        <text:p text:style-name="P43">}</text:p>
        <text:p text:style-name="P43"><text:s/></text:p>
        <text:p text:style-name="P43">server {</text:p>
        <text:p text:style-name="P43"><text:s text:c="4"/>server_name magento2.com;</text:p>
        <text:p text:style-name="P43"><text:s text:c="4"/>listen 80;</text:p>
        <text:p text:style-name="P43"><text:s text:c="4"/>set $MAGE_ROOT /var/www/html/magento;</text:p>
        <text:p text:style-name="P43"><text:s text:c="4"/>set $MAGE_MODE developer;</text:p>
        <text:p text:style-name="P43"><text:s text:c="4"/># or production access_log /var/log/nginx/myMagentoSite.com-access.log;</text:p>
        <text:p text:style-name="P43"><text:s text:c="4"/>error_log /var/log/nginx/magento.com-error.log;</text:p>
        <text:p text:style-name="P43"><text:s text:c="4"/>include /var/www/html/magento/nginx.conf.sample;</text:p>
        <text:p text:style-name="P43">}</text:p>
        <text:p text:style-name="P43"/>
        <text:p text:style-name="P43">server {</text:p>
        <text:p text:style-name="P43"><text:s text:c="4"/>listen 80;</text:p>
        <text:p text:style-name="P43"><text:s text:c="4"/>server_name magento-2.vnext;</text:p>
        <text:p text:style-name="P43"><text:s text:c="4"/>set $MAGE_ROOT /var/www/html/magento;</text:p>
        <text:p text:style-name="P43"><text:s text:c="4"/>set $MAGE_MODE developer;</text:p>
        <text:p text:style-name="P43"><text:s text:c="4"/>set $MAGE_RUN_TYPE website; #or set $MAGE_RUN_TYPE store;</text:p>
        <text:p text:style-name="P43"><text:s text:c="4"/>set $MAGE_RUN_CODE cp;</text:p>
        <text:p text:style-name="P43"><text:s text:c="4"/>include /var/www/html/magento/nginx.conf.sample;</text:p>
        <text:p text:style-name="P43">}</text:p>
        <text:p text:style-name="P43"/>
        <text:p text:style-name="P43">server {</text:p>
        <text:p text:style-name="P43"><text:s text:c="4"/>server_name danmagento.com;</text:p>
        <text:p text:style-name="P43"><text:s text:c="4"/>listen 80;</text:p>
        <text:p text:style-name="P43"><text:s text:c="4"/>set $MAGE_ROOT /home/dannv/Desktop/Git_Main_Magento/training;</text:p>
        <text:p text:style-name="P43"><text:s text:c="4"/>set $MAGE_MODE developer;</text:p>
        <text:p text:style-name="P43"><text:s text:c="4"/># or production access_log /var/log/nginx/myMagentoSite.com-access.log;</text:p>
        <text:p text:style-name="P43"><text:s text:c="4"/>error_log /var/log/nginx/example.com-error.log;</text:p>
        <text:p text:style-name="P43"><text:s text:c="4"/>include /home/dannv/Desktop/Git_Main_Magento/training/nginx.conf.sample;</text:p>
        <text:p text:style-name="P43">}</text:p>
      </text:section>
      <text:p text:style-name="P40"/>
      <text:p text:style-name="P38"><text:span text:style-name="T35">php </text:span><text:span text:style-name="T36">bin</text:span><text:span text:style-name="T38">/</text:span><text:span text:style-name="T35">magento </text:span><text:span text:style-name="T36">setup</text:span><text:span text:style-name="T38">:</text:span><text:span text:style-name="T36">install</text:span><text:span text:style-name="T37"> </text:span><text:span text:style-name="T38">--</text:span><text:span text:style-name="T36">base</text:span><text:span text:style-name="T38">-</text:span><text:span text:style-name="T36">url</text:span><text:span text:style-name="T38">=</text:span><text:span text:style-name="T36">http</text:span><text:span text:style-name="T38">:</text:span><text:span text:style-name="T39">//</text:span><text:span text:style-name="T40">magento2</text:span><text:span text:style-name="T39">.com/ \</text:span></text:p>
      <text:section text:style-name="Sect2" text:name="crayon-62b7ded881da3236864835-4">
        <text:p text:style-name="P42"><text:span text:style-name="T38">--</text:span><text:span text:style-name="T36">db</text:span><text:span text:style-name="T38">-</text:span><text:span text:style-name="T36">host</text:span><text:span text:style-name="T38">=</text:span><text:span text:style-name="T36">localhost</text:span><text:span text:style-name="T37"> </text:span><text:span text:style-name="T38">--</text:span><text:span text:style-name="T36">db</text:span><text:span text:style-name="T38">-</text:span><text:span text:style-name="T36">name</text:span><text:span text:style-name="T38">=</text:span><text:span text:style-name="T36">magento2</text:span><text:span text:style-name="T37"> </text:span><text:span text:style-name="T38">--</text:span><text:span text:style-name="T36">db</text:span><text:span text:style-name="T38">-</text:span><text:span text:style-name="T36">user</text:span><text:span text:style-name="T38">=</text:span><text:span text:style-name="T36">magentoUser</text:span><text:span text:style-name="T37"> </text:span><text:span text:style-name="T38">--</text:span><text:span text:style-name="T36">db</text:span><text:span text:style-name="T38">-</text:span><text:span text:style-name="T36">password</text:span><text:span text:style-name="T38">=</text:span><text:span text:style-name="T42">123456</text:span><text:span text:style-name="T37"> </text:span><text:span text:style-name="T16">\</text:span></text:p>
      </text:section>
      <text:section text:style-name="Sect1" text:name="crayon-62b7ded881da3236864835-5">
        <text:p text:style-name="P42"><text:span text:style-name="T38">--</text:span><text:span text:style-name="T36">admin</text:span><text:span text:style-name="T38">-</text:span><text:span text:style-name="T36">firstname</text:span><text:span text:style-name="T38">=</text:span><text:span text:style-name="T36">Admin</text:span><text:span text:style-name="T37"> </text:span><text:span text:style-name="T38">--</text:span><text:span text:style-name="T36">admin</text:span><text:span text:style-name="T38">-</text:span><text:span text:style-name="T36">lastname</text:span><text:span text:style-name="T38">=</text:span><text:span text:style-name="T36">Admin</text:span><text:span text:style-name="T37"> </text:span><text:span text:style-name="T38">--</text:span><text:span text:style-name="T36">admin</text:span><text:span text:style-name="T38">-</text:span><text:span text:style-name="T36">email</text:span><text:span text:style-name="T38">=</text:span><text:span text:style-name="T36">user</text:span><text:span text:style-name="T16">@</text:span><text:span text:style-name="T36">example</text:span><text:span text:style-name="T16">.</text:span><text:span text:style-name="T41">com</text:span><text:span text:style-name="T37"> </text:span><text:span text:style-name="T16">\</text:span></text:p>
      </text:section>
      <text:section text:style-name="Sect2" text:name="crayon-62b7ded881da3236864835-6">
        <text:p text:style-name="P42"><text:span text:style-name="T38">--</text:span><text:span text:style-name="T36">admin</text:span><text:span text:style-name="T38">-</text:span><text:span text:style-name="T36">user</text:span><text:span text:style-name="T38">=</text:span><text:span text:style-name="T36">admin</text:span><text:span text:style-name="T37"> </text:span><text:span text:style-name="T38">--</text:span><text:span text:style-name="T36">admin</text:span><text:span text:style-name="T38">-</text:span><text:span text:style-name="T36">password</text:span><text:span text:style-name="T38">=</text:span><text:span text:style-name="T36">admin123</text:span><text:span text:style-name="T37"> </text:span><text:span text:style-name="T38">--</text:span><text:span text:style-name="T36">language</text:span><text:span text:style-name="T38">=</text:span><text:span text:style-name="T36">en</text:span><text:span text:style-name="T16">_</text:span>US<text:span text:style-name="T37"> </text:span><text:span text:style-name="T16">\</text:span></text:p>
      </text:section>
      <text:section text:style-name="Sect1" text:name="crayon-62b7ded881da3236864835-7">
        <text:p text:style-name="P42"><text:span text:style-name="T38">--</text:span><text:span text:style-name="T36">currency</text:span><text:span text:style-name="T38">=</text:span><text:span text:style-name="T36">USD</text:span><text:span text:style-name="T37"> </text:span><text:span text:style-name="T38">--</text:span><text:span text:style-name="T36">timezone</text:span><text:span text:style-name="T38">=</text:span><text:span text:style-name="T36">America</text:span><text:span text:style-name="T38">/</text:span><text:span text:style-name="T36">Chicago</text:span><text:span text:style-name="T37"> </text:span><text:span text:style-name="T38">--</text:span><text:span text:style-name="T43">use</text:span><text:span text:style-name="T38">-</text:span><text:span text:style-name="T36">rewrites</text:span><text:span text:style-name="T38">=</text:span><text:span text:style-name="T42">1</text:span><text:span text:style-name="T37"> </text:span></text:p>
      </text:section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, Consolas, monospace"/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12:59:50.676056613</meta:creation-date>
    <dc:date>2022-07-06T00:06:32.019840748</dc:date>
    <meta:editing-duration>PT14H15M23S</meta:editing-duration>
    <meta:editing-cycles>31</meta:editing-cycles>
    <meta:generator>LibreOffice/6.4.7.2$Linux_X86_64 LibreOffice_project/40$Build-2</meta:generator>
    <meta:document-statistic meta:table-count="1" meta:image-count="0" meta:object-count="0" meta:page-count="4" meta:paragraph-count="128" meta:word-count="569" meta:character-count="4808" meta:non-whitespace-character-count="4039"/>
  </office:meta>
</office:document-meta>
</file>